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460115727255590825"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161851105428837204"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915619821706054381"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87112882849233888"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91961585645501828"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48988165124767522"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295664079277230016"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504130809764849337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71978" text:continue-list="list2295664079277230016"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90699400423413851"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81731"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6943"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79220"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71865"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58395"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868941257377122332"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18177430541236027"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531729011405480304"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55338"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36448679840105990"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73400410234900810"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text:p>
      <text:p text:style-name="P23"/>
      <text:p text:style-name="P23"/>
      <text:p text:style-name="P23"><text:s/></text:p>
      <text:p text:style-name="P11"/>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text:soft-page-break/></text:p>
      <text:list xml:id="list7339848241268637376"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05T14:43:36.05</dc:date>
    <dc:creator>James Lombardi</dc:creator>
    <meta:editing-duration>P13DT2H54M19S</meta:editing-duration>
    <meta:editing-cycles>1124</meta:editing-cycles>
    <meta:generator>OpenOffice/4.1.2$Win32 OpenOffice.org_project/412m3$Build-9782</meta:generator>
    <meta:document-statistic meta:table-count="0" meta:image-count="9" meta:object-count="0" meta:page-count="122" meta:paragraph-count="3429" meta:word-count="37559" meta:character-count="191971"/>
  </office:meta>
</office:document-meta>
</file>